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svg:stroke-color="#000000" draw:fill="none" draw:fill-color="#ffffff" fo:min-height="3.8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5.08cm" svg:height="1.905cm" svg:x="4.175cm" svg:y="11.16cm">
          <text:p text:style-name="P1">Motor Menu 1</text:p>
        </draw:ellipse>
        <draw:ellipse draw:style-name="gr1" draw:text-style-name="P1" draw:id="id2" draw:layer="layout" svg:width="5.08cm" svg:height="1.905cm" svg:x="8.62cm" svg:y="6.715cm">
          <text:p text:style-name="P1">Top Menu</text:p>
        </draw:ellipse>
        <draw:ellipse draw:style-name="gr1" draw:text-style-name="P1" draw:id="id3" draw:layer="layout" svg:width="5.08cm" svg:height="1.905cm" svg:x="12.43cm" svg:y="11.16cm">
          <text:p text:style-name="P1">Sensor Menu 1</text:p>
        </draw:ellipse>
        <draw:connector draw:style-name="gr2" draw:text-style-name="P1" draw:layer="layout" draw:type="curve" svg:x1="9.255cm" svg:y1="12.112cm" svg:x2="11.16cm" svg:y2="8.62cm" draw:start-shape="id1" draw:start-glue-point="1" draw:end-shape="id2" draw:end-glue-point="2" svg:d="m9255 12112c1270 0 1905-1164 1905-3492">
          <text:p text:style-name="P1">U</text:p>
        </draw:connector>
        <draw:connector draw:style-name="gr2" draw:text-style-name="P1" draw:layer="layout" draw:type="curve" svg:x1="12.43cm" svg:y1="12.112cm" svg:x2="11.16cm" svg:y2="8.62cm" draw:start-shape="id3" draw:start-glue-point="3" draw:end-shape="id2" draw:end-glue-point="2" svg:d="m12430 12112c-847 0-1270-1164-1270-3492">
          <text:p text:style-name="P1">U</text:p>
        </draw:connector>
        <draw:connector draw:style-name="gr3" draw:text-style-name="P1" draw:layer="layout" draw:type="curve" svg:x1="6.715cm" svg:y1="11.16cm" svg:x2="6.715cm" svg:y2="11.16cm" draw:start-shape="id1" draw:start-glue-point="0" draw:end-shape="id1" draw:end-glue-point="0" svg:d="m6715 11160">
          <text:p/>
        </draw:connector>
        <draw:connector draw:style-name="gr2" draw:text-style-name="P1" draw:layer="layout" draw:type="curve" svg:x1="8.62cm" svg:y1="7.667cm" svg:x2="6.715cm" svg:y2="11.16cm" draw:start-shape="id2" draw:start-glue-point="3" draw:end-shape="id1" svg:d="m8620 7667c-1270 0-1905 1164-1905 3493">
          <text:p text:style-name="P1">M</text:p>
        </draw:connector>
        <draw:connector draw:style-name="gr2" draw:text-style-name="P1" draw:layer="layout" draw:type="curve" svg:x1="13.7cm" svg:y1="7.667cm" svg:x2="14.97cm" svg:y2="11.16cm" draw:start-shape="id2" draw:start-glue-point="1" draw:end-shape="id3" svg:d="m13700 7667c847 0 1270 1164 1270 3493">
          <text:p text:style-name="P1">S</text:p>
        </draw:connector>
        <draw:frame draw:style-name="gr4" draw:layer="layout" svg:width="2.936cm" svg:height="0.964cm" svg:x="10.129cm" svg:y="5.751cm">
          <draw:text-box>
            <text:p>?, h or H</text:p>
          </draw:text-box>
        </draw:frame>
        <draw:frame draw:style-name="gr5" draw:layer="layout" svg:width="9.525cm" svg:height="4.06cm" svg:x="7.35cm" svg:y="2.905cm">
          <draw:text-box>
            <text:p>Diagnostic Program </text:p>
            <text:p>Top Menu</text:p>
            <text:p>State Transition Draw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 Peirce</meta:initial-creator>
    <meta:creation-date>2010-05-14T14:23:28.29</meta:creation-date>
    <dc:date>2010-05-14T14:35:15.90</dc:date>
    <dc:creator>Dan Peirce</dc:creator>
    <meta:editing-duration>PT00H11M47S</meta:editing-duration>
    <meta:editing-cycles>1</meta:editing-cycles>
    <meta:document-statistic meta:object-count="10"/>
    <meta:generator>OpenOffice.org/3.2$Win32 OpenOffice.org_project/320m12$Build-9483</meta:generator>
  </office:meta>
</office:document-meta>
</file>